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ylfaen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Sylfaen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Sylfaen" fo:font-size="10.5pt" style:text-underline-style="solid" style:text-underline-width="auto" style:text-underline-color="font-color" style:font-size-asian="10.5pt" style:font-size-complex="10.5pt"/>
    </style:style>
    <style:style style:name="P4" style:family="paragraph" style:parent-style-name="Standard">
      <style:text-properties style:font-name="Sylfaen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/ Maillard <text:s text:c="123"/>06 Mars 2007 <text:s text:c="20"/></text:p>
      <text:p text:style-name="P1">1MRIM, secteur 5</text:p>
      <text:p text:style-name="P1"/>
      <text:p text:style-name="P2">TP 10: Partage de fichiers entre </text:p>
      <text:p text:style-name="P2">Windows 98 et Linux Fédora Core 5</text:p>
      <text:p text:style-name="P1"/>
      <text:p text:style-name="P3">I. Restauration du système « Fedora Core 5 »:</text:p>
      <text:p text:style-name="P1"><text:tab/>1. Restauration de l'image depuis le serveur (<text:span text:style-name="T1">172.28.67.65:/images/pub/fc5_svab.000</text:span>) avec Partimage.</text:p>
      <text:p text:style-name="P1"><text:tab/>2. Système en bon état de marche.</text:p>
      <text:p text:style-name="P1"><text:tab/>3. Carte réseaux configurée avec succès et accès au réseaux OK.</text:p>
      <text:p text:style-name="P1"><text:tab/>4. Validation.</text:p>
      <text:p text:style-name="P1"/>
      <text:p text:style-name="P3">II. Accès à la documentation SAMBA sur le serveur NFS:</text:p>
      <text:p text:style-name="P1"><text:tab/>1. « <text:span text:style-name="T1">mount -o nolock 172.28.67.65:/images/pub /mnt/serveur</text:span>»</text:p>
      <text:p text:style-name="P1"><text:tab/>2. Validation.</text:p>
      <text:p text:style-name="P1"/>
      <text:p text:style-name="P3">III. Questionnaire sur SAMBA:</text:p>
      <text:p text:style-name="P1"><text:tab/>1. A l'aide de la documentation se trouvant sur le serveur NFS: </text:p>
      <text:p text:style-name="P1"/>
      <text:p text:style-name="P1"><text:tab/>a)</text:p>
      <text:p text:style-name="P1"><text:tab/>b)</text:p>
      <text:p text:style-name="P1"><text:tab/>c)</text:p>
      <text:p text:style-name="P1"><text:tab/>d)</text:p>
      <text:p text:style-name="P1"><text:tab/>e)</text:p>
      <text:p text:style-name="P1"><text:tab/>f)</text:p>
      <text:p text:style-name="P1"><text:tab/>g)</text:p>
      <text:p text:style-name="P1"/>
      <text:p text:style-name="P1"><text:tab/>2. Validation.</text:p>
      <text:p text:style-name="P1"/>
      <text:p text:style-name="P3">IV. Configuration de votre client win98:</text:p>
      <text:p text:style-name="P1"><text:tab/>1. Installation de windows 98 SE.</text:p>
      <text:p text:style-name="P1"><text:tab/>2. NetBios bien activé.</text:p>
      <text:p text:style-name="P1"><text:tab/>3. Nomination du groupe de travail en «<text:span text:style-name="T1"> secteur5 </text:span>».</text:p>
      <text:p text:style-name="P1"><text:tab/>4. Mise en place de l'adresse IP, du masque de sous réseaux et de la passerelle. </text:p>
      <text:p text:style-name="P1"><text:tab/> <text:s text:c="3"/>Ping vers la machine Fedora Core 5 effectué avec succès.</text:p>
      <text:p text:style-name="P1"><text:tab/>5. Sauvegarde de l'image du client win98 sur le serveur sous le nom de « <text:span text:style-name="T1">win98_st5a.000</text:span> ».</text:p>
      <text:p text:style-name="P1"><text:tab/>6. Création du dossier « <text:span text:style-name="T1">partage_st5a </text:span>» sous C:\ et mise en partage de celui-ci.</text:p>
      <text:p text:style-name="P1"><text:tab/>7. Création du fichier texte « <text:span text:style-name="T1">fichier01.txt</text:span> » et inscription des données suivantes:</text:p>
      <text:p text:style-name="P1"><text:tab/><text:tab/><text:span text:style-name="T1">Schoentgen Mickael</text:span></text:p>
      <text:p text:style-name="P4"><text:tab/><text:tab/>secteur 5</text:p>
      <text:p text:style-name="P4"><text:tab/><text:tab/>C:\partage_st5a\fichier01.txt</text:p>
      <text:p text:style-name="P1"><text:tab/>8. Création de deux utilisateurs:</text:p>
      <text:p text:style-name="P1"><text:tab/><text:tab/><text:span text:style-name="T2">util1</text:span> avec comme mot de passe: <text:span text:style-name="T1">azerty</text:span></text:p>
      <text:p text:style-name="P1"><text:tab/><text:tab/><text:span text:style-name="T1">util2</text:span> avec comme mot d epasse <text:span text:style-name="T1">azerty</text:span></text:p>
      <text:p text:style-name="P1"><text:tab/>9. Validation.</text:p>
      <text:p text:style-name="P1"/>
      <text:p text:style-name="P1"/>
      <text:p text:style-name="P1"/>
      <text:p text:style-name="P1"/>
      <text:p text:style-name="P1"/>
      <text:p text:style-name="P3">V. Configuration de votre station fedora Core 5:</text:p>
      <text:p text:style-name="P1"><text:tab/>1. <text:span text:style-name="T1">rpm -q samba</text:span></text:p>
      <text:p text:style-name="P1"><text:tab/>2. <text:span text:style-name="T1">cp smb.cfg smb.old</text:span></text:p>
      <text:p text:style-name="P1"><text:tab/>3. Voici le fichier de configuration smaba:</text:p>
      <text:p text:style-name="P1"/>
      <text:p text:style-name="P1"><text:tab/>4. </text:p>
      <text:p text:style-name="P1"><text:tab/>5. Création de deux utilisateurs:</text:p>
      <text:p text:style-name="P1"><text:tab/><text:tab/><text:span text:style-name="T2">util1</text:span> avec comme mot de passe: <text:span text:style-name="T1">azerty</text:span></text:p>
      <text:p text:style-name="P1"><text:tab/><text:tab/><text:span text:style-name="T1">util2</text:span> avec comme mot d epasse <text:span text:style-name="T1">azerty</text:span> </text:p>
      <text:p text:style-name="P1"><text:tab/>6. Création des répertoires <text:span text:style-name="T1">/samba/public</text:span> dans <text:span text:style-name="T1">/home</text:span>. Droits 0777.</text:p>
      <text:p text:style-name="P1"><text:tab/>7. <text:span text:style-name="T1">cat /etc/passwd | mksmbpasswd.sh &gt; /etc/samba/smbpasswd</text:span>.</text:p>
      <text:p text:style-name="P1"><text:tab/> <text:s text:c="3"/>Changement des mots de passe utilisateur:</text:p>
      <text:p text:style-name="P1"><text:tab/><text:tab/>s<text:span text:style-name="T1">mbpasswd util1</text:span> =&gt; <text:span text:style-name="T1">fcil1</text:span></text:p>
      <text:p text:style-name="P1"><text:tab/><text:tab/><text:span text:style-name="T1">smbpasswd util2</text:span> =&gt; <text:span text:style-name="T1">fcil2</text:span></text:p>
      <text:p text:style-name="P1"><text:tab/>8. <text:span text:style-name="T1">service smb start</text:span></text:p>
      <text:p text:style-name="P1"/>
      <text:p text:style-name="P1"><text:span text:style-name="T3">VI. Tester le service samba:</text:span> Win98 vers Station Linux</text:p>
      <text:p text:style-name="P1"><text:tab/>1. </text:p>
      <text:p text:style-name="P1"><text:tab/>2. </text:p>
      <text:p text:style-name="P1"/>
      <text:p text:style-name="P1"><text:span text:style-name="T3">VII. Tester le service samba:</text:span> Station Linux vers Win98</text:p>
      <text:p text:style-name="P1"><text:tab/>1. </text:p>
      <text:p text:style-name="P1"><text:tab/>2.</text:p>
      <text:p text:style-name="P1"/>
      <text:p text:style-name="P1"><text:span text:style-name="T3">VIII. Partage d'un lecteur CD-ROM:</text:span> Station Linux vers Win98</text:p>
      <text:p text:style-name="P1"><text:tab/>1. </text:p>
      <text:p text:style-name="P1"><text:tab/>2. </text:p>
      <text:p text:style-name="P1"><text:tab/>3. </text:p>
      <text:p text:style-name="P1"><text:tab/>4. </text:p>
      <text:p text:style-name="P1"><text:tab/>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Mickael SCH.</meta:initial-creator>
    <meta:creation-date>2007-03-06T16:33:55</meta:creation-date>
    <dc:creator>Mickael SCH.</dc:creator>
    <dc:date>2007-03-06T17:10:37</dc:date>
    <dc:language>fr-FR</dc:language>
    <meta:editing-cycles>32</meta:editing-cycles>
    <meta:editing-duration>PT36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4" meta:word-count="347" meta:character-count="2209"/>
  </office:meta>
</office:document-meta>
</file>